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left" draw:auto-grow-width="tru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true" fo:min-height="1.02cm" fo:min-width="7.3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8000" fo:font-family="'DejaVu Sans'" style:font-family-generic="swiss" style:font-pitch="variable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ff0000" fo:font-weight="bold" style:font-weight-asian="bold" style:font-weight-complex="bold"/>
    </style:style>
    <style:style style:name="T1" style:family="text">
      <style:text-properties fo:color="#008000" fo:font-family="'DejaVu Sans'" style:font-family-generic="swiss" style:font-pitch="variabl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4.445cm" svg:height="1.305cm" svg:x="2.905cm" svg:y="9.255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measurelines" svg:x1="1.635cm" svg:y1="8.62cm" svg:x2="19.415cm" svg:y2="8.62cm">
          <text:p text:style-name="P3"/>
        </draw:line>
        <draw:line draw:style-name="gr2" draw:text-style-name="P2" draw:layer="measurelines" svg:x1="1.635cm" svg:y1="7.35cm" svg:x2="19.415cm" svg:y2="7.35cm">
          <text:p text:style-name="P3"/>
        </draw:line>
        <draw:line draw:style-name="gr2" draw:text-style-name="P2" draw:layer="measurelines" svg:x1="1.635cm" svg:y1="6.08cm" svg:x2="19.415cm" svg:y2="6.08cm">
          <text:p text:style-name="P3"/>
        </draw:line>
        <draw:frame draw:style-name="gr3" draw:text-style-name="P4" draw:layer="measurelines" svg:width="6.027cm" svg:height="0.747cm" svg:x="1.035cm" svg:y="5.276cm">
          <draw:text-box>
            <text:p text:style-name="P3"><text:span text:style-name="T1">Acteur #1: lance-roquette</text:span></text:p>
          </draw:text-box>
        </draw:frame>
        <draw:frame draw:style-name="gr3" draw:text-style-name="P4" draw:layer="measurelines" svg:width="3.859cm" svg:height="0.747cm" svg:x="1.036cm" svg:y="6.677cm">
          <draw:text-box>
            <text:p text:style-name="P3"><text:span text:style-name="T1">Acteur #2: tank</text:span></text:p>
          </draw:text-box>
        </draw:frame>
        <draw:frame draw:style-name="gr3" draw:text-style-name="P4" draw:layer="measurelines" svg:width="5.48cm" svg:height="0.747cm" svg:x="1.037cm" svg:y="7.978cm">
          <draw:text-box>
            <text:p text:style-name="P3"><text:span text:style-name="T1">Acteur #3: observateur</text:span></text:p>
          </draw:text-box>
        </draw:frame>
        <draw:frame draw:style-name="gr4" draw:text-style-name="P6" draw:layer="measurelines" svg:width="2.445cm" svg:height="1.133cm" svg:x="4.81cm" svg:y="9.392cm">
          <draw:text-box>
            <text:p text:style-name="P5"><text:span text:style-name="T2">Message</text:span></text:p>
            <text:p text:style-name="P5"><text:span text:style-name="T2">inter-acteurs</text:span></text:p>
          </draw:text-box>
        </draw:frame>
        <draw:line draw:style-name="gr5" draw:text-style-name="P2" draw:layer="measurelines" svg:x1="3.052cm" svg:y1="9.875cm" svg:x2="4.957cm" svg:y2="9.875cm">
          <text:p text:style-name="P3"/>
        </draw:line>
        <draw:frame draw:style-name="gr6" draw:text-style-name="P7" draw:layer="measurelines" svg:width="2.805cm" svg:height="1.309cm" svg:x="17.51cm" svg:y="6.645cm">
          <draw:text-box>
            <text:p text:style-name="P3"><text:span text:style-name="T3">Temps de la</text:span></text:p>
            <text:p text:style-name="P3"><text:span text:style-name="T3">simulation</text:span></text:p>
          </draw:text-box>
        </draw:frame>
        <draw:line draw:style-name="gr5" draw:text-style-name="P2" draw:layer="measurelines" svg:x1="8.381cm" svg:y1="6.08cm" svg:x2="9.015cm" svg:y2="7.35cm">
          <text:p text:style-name="P3"/>
        </draw:line>
        <draw:custom-shape draw:style-name="gr7" draw:text-style-name="P8" draw:layer="measurelines" svg:width="7.805cm" svg:height="1.27cm" svg:x="8.435cm" svg:y="9.255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measurelines" svg:width="7.847cm" svg:height="1.309cm" svg:x="8.461cm" svg:y="9.255cm">
          <draw:text-box>
            <text:p text:style-name="P3"><text:span text:style-name="T4">M1: tir de la roquette</text:span></text:p>
            <text:p text:style-name="P3"><text:span text:style-name="T4">M3: détection du tank par l'observateur</text:span></text:p>
          </draw:text-box>
        </draw:frame>
        <draw:line draw:style-name="gr5" draw:text-style-name="P2" draw:layer="measurelines" svg:x1="7.35cm" svg:y1="8.62cm" svg:x2="8.62cm" svg:y2="7.35cm">
          <text:p text:style-name="P3"/>
        </draw:line>
        <draw:frame draw:style-name="gr4" draw:text-style-name="P6" draw:layer="measurelines" svg:width="0.989cm" svg:height="0.692cm" svg:x="8.793cm" svg:y="6.146cm">
          <draw:text-box>
            <text:p text:style-name="P3"><text:span text:style-name="T2">M1</text:span></text:p>
          </draw:text-box>
        </draw:frame>
        <draw:frame draw:style-name="gr4" draw:text-style-name="P6" draw:layer="measurelines" svg:width="0.989cm" svg:height="0.692cm" svg:x="6.961cm" svg:y="7.628cm">
          <draw:text-box>
            <text:p text:style-name="P3"><text:span text:style-name="T2">M3</text:span></text:p>
          </draw:text-box>
        </draw:frame>
        <draw:frame draw:style-name="gr8" draw:text-style-name="P3" draw:layer="measurelines" svg:width="12.065cm" svg:height="1.038cm" svg:x="7.35cm" svg:y="4.81cm">
          <draw:text-box>
            <text:p text:style-name="P3">Problème de reproductibilité : A ou B ?</text:p>
          </draw:text-box>
        </draw:frame>
        <draw:line draw:style-name="gr5" draw:text-style-name="P2" draw:layer="measurelines" svg:x1="12.351cm" svg:y1="8.62cm" svg:x2="13.621cm" svg:y2="7.35cm">
          <text:p text:style-name="P3"/>
        </draw:line>
        <draw:frame draw:style-name="gr4" draw:text-style-name="P6" draw:layer="measurelines" svg:width="0.989cm" svg:height="0.692cm" svg:x="12.794cm" svg:y="6.146cm">
          <draw:text-box>
            <text:p text:style-name="P3"><text:span text:style-name="T2">M1</text:span></text:p>
          </draw:text-box>
        </draw:frame>
        <draw:frame draw:style-name="gr4" draw:text-style-name="P6" draw:layer="measurelines" svg:width="0.989cm" svg:height="0.692cm" svg:x="11.962cm" svg:y="7.628cm">
          <draw:text-box>
            <text:p text:style-name="P3"><text:span text:style-name="T2">M3</text:span></text:p>
          </draw:text-box>
        </draw:frame>
        <draw:line draw:style-name="gr5" draw:text-style-name="P2" draw:layer="measurelines" svg:x1="12.581cm" svg:y1="6.08cm" svg:x2="13.215cm" svg:y2="7.35cm">
          <text:p text:style-name="P3"/>
        </draw:line>
        <draw:frame draw:style-name="gr4" draw:text-style-name="P10" draw:layer="measurelines" svg:width="0.959cm" svg:height="1.072cm" svg:x="7.35cm" svg:y="6.415cm">
          <draw:text-box>
            <text:p text:style-name="P3"><text:span text:style-name="T5">A</text:span></text:p>
          </draw:text-box>
        </draw:frame>
        <draw:frame draw:style-name="gr4" draw:text-style-name="P10" draw:layer="measurelines" svg:width="0.959cm" svg:height="1.072cm" svg:x="11.651cm" svg:y="6.415cm">
          <draw:text-box>
            <text:p text:style-name="P3"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Olivier Boudeville</meta:initial-creator>
    <meta:creation-date>2008-11-12T14:01:20</meta:creation-date>
    <dc:creator>Olivier Boudeville</dc:creator>
    <dc:date>2009-01-21T17:41:08</dc:date>
    <meta:editing-cycles>7</meta:editing-cycles>
    <meta:editing-duration>PT22H55M48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